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7cm"/>
    </style:style>
    <style:style style:name="gr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7cm"/>
    </style:style>
    <style:style style:name="gr5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cm" fo:min-width="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cm" fo:min-width="6.5cm"/>
    </style:style>
    <style:style style:name="gr9" style:family="graphic" style:parent-style-name="standard">
      <style:graphic-properties draw:textarea-horizontal-align="justify" draw:textarea-vertical-align="middle" draw:auto-grow-height="false" fo:min-height="1.5cm" fo:min-width="7.7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cm" fo:min-width="15.75cm"/>
      <style:paragraph-properties style:writing-mode="lr-tb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cm" fo:min-width="8.75cm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75cm" fo:min-width="8.5cm"/>
    </style:style>
    <style:style style:name="gr16" style:family="graphic" style:parent-style-name="standard">
      <style:graphic-properties draw:textarea-horizontal-align="justify" draw:textarea-vertical-align="middle" draw:auto-grow-height="false" fo:min-height="1.5cm" fo:min-width="8.25cm"/>
    </style:style>
    <style:style style:name="gr17" style:family="graphic" style:parent-style-name="standard">
      <style:graphic-properties draw:textarea-horizontal-align="justify" draw:textarea-vertical-align="middle" draw:auto-grow-height="false" fo:min-height="1.75cm" fo:min-width="8.25cm"/>
    </style:style>
    <style:style style:name="gr18" style:family="graphic" style:parent-style-name="standard">
      <style:graphic-properties draw:textarea-horizontal-align="justify" draw:textarea-vertical-align="middle" draw:auto-grow-height="false" fo:min-height="1.5cm" fo:min-width="7.75cm"/>
    </style:style>
    <style:style style:name="gr19" style:family="graphic" style:parent-style-name="standard">
      <style:graphic-properties draw:textarea-horizontal-align="justify" draw:textarea-vertical-align="middle" draw:auto-grow-height="false" fo:min-height="1.5cm" fo:min-width="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25cm" fo:min-width="13.25cm"/>
      <style:paragraph-properties style:writing-mode="lr-tb"/>
    </style:style>
    <style:style style:name="co1" style:family="table-column">
      <style:table-column-properties style:column-width="3.661cm" style:use-optimal-column-width="false"/>
    </style:style>
    <style:style style:name="co2" style:family="table-column">
      <style:table-column-properties style:column-width="3.671cm" style:use-optimal-column-width="false"/>
    </style:style>
    <style:style style:name="co3" style:family="table-column">
      <style:table-column-properties style:column-width="3.124cm" style:use-optimal-column-width="false"/>
    </style:style>
    <style:style style:name="co4" style:family="table-column">
      <style:table-column-properties style:column-width="4.568cm" style:use-optimal-column-width="false"/>
    </style:style>
    <style:style style:name="ro1" style:family="table-row">
      <style:table-row-properties style:row-height="5.195cm" style:use-optimal-row-height="false"/>
    </style:style>
    <style:style style:name="ro2" style:family="table-row">
      <style:table-row-properties style:row-height="5.208cm" style:use-optimal-row-height="false"/>
    </style:style>
    <style:style style:name="ro3" style:family="table-row">
      <style:table-row-properties style:row-height="5.071cm" style:use-optimal-row-height="false"/>
    </style:style>
    <style:style style:name="ro4" style:family="table-row">
      <style:table-row-properties style:row-height="5.084cm" style:use-optimal-row-height="fals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25cm" svg:height="1.75cm" svg:x="1.5cm" svg:y="2cm">
          <draw:text-box>
            <text:p>Add <text:s/>hospital <text:s/>hospitals having blood banks or various <text:s text:c="32"/>blood donation camp</text:p>
          </draw:text-box>
        </draw:frame>
        <draw:custom-shape draw:style-name="gr2" draw:text-style-name="P2" draw:layer="layout" svg:width="7.5cm" svg:height="1.25cm" svg:x="7.25cm" svg:y="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25cm" svg:height="1.25cm" svg:x="2cm" svg:y="8cm">
          <draw:text-box>
            <text:p>Name:</text:p>
          </draw:text-box>
        </draw:frame>
        <draw:custom-shape draw:style-name="gr4" draw:text-style-name="P2" draw:layer="layout" svg:width="7.5cm" svg:height="1.5cm" svg:x="7.25cm" svg:y="10.25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75cm" svg:height="1.5cm" svg:x="2.25cm" svg:y="10.5cm">
          <draw:text-box>
            <text:p>Address</text:p>
          </draw:text-box>
        </draw:frame>
        <draw:custom-shape draw:style-name="gr6" draw:text-style-name="P2" draw:layer="layout" svg:width="7.5cm" svg:height="2.25cm" svg:x="7.25cm" svg:y="14.5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3.25cm" svg:height="0.962cm" svg:x="2.25cm" svg:y="15.5cm">
          <draw:text-box>
            <text:p>City:</text:p>
          </draw:text-box>
        </draw:frame>
        <draw:custom-shape draw:style-name="gr8" draw:text-style-name="P2" draw:layer="layout" svg:width="7cm" svg:height="2.25cm" svg:x="7.5cm" svg:y="19.2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25cm" svg:height="1.75cm" svg:x="2cm" svg:y="19.75cm">
          <draw:text-box>
            <text:p>State:</text:p>
          </draw:text-box>
        </draw:frame>
        <draw:custom-shape draw:style-name="gr8" draw:text-style-name="P2" draw:layer="layout" svg:width="7cm" svg:height="2.25cm" svg:x="7.5cm" svg:y="2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25cm" svg:height="1.75cm" svg:x="2.25cm" svg:y="23.5cm">
          <draw:text-box>
            <text:p>Pin code:</text:p>
          </draw:text-box>
        </draw:frame>
        <draw:custom-shape draw:style-name="gr9" draw:text-style-name="P3" draw:layer="layout" svg:width="8.25cm" svg:height="1.75cm" svg:x="6cm" svg:y="26.5cm">
          <text:p text:style-name="P3">Add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6.25cm" svg:height="3.25cm" svg:x="2.5cm" svg:y="4cm">
          <text:p text:style-name="P3">Add Hospital <text:s text:c="3"/>Add camp <text:s text:c="3"/>View list camps <text:s/>view list hospitals <text:s/>view donars <text:s/>check requests <text:s/>send notificatioins <text:s text:c="2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7.03cm" svg:height="0.963cm" svg:x="28.547cm" svg:y="15.705cm">
          <draw:text-box>
            <text:p><text:s text:c="24"/></text:p>
          </draw:text-box>
        </draw:frame>
      </draw:page>
      <draw:page draw:name="page2" draw:style-name="dp1" draw:master-page-name="Default">
        <draw:frame draw:style-name="standard" draw:layer="layout" svg:width="18.314cm" svg:height="25.987cm" svg:x="1cm" svg:y="1.7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Name</text:p>
              </table:table-cell>
              <table:table-cell>
                <text:p>Address</text:p>
              </table:table-cell>
              <table:table-cell>
                <text:p>city</text:p>
              </table:table-cell>
              <table:table-cell>
                <text:p>state</text:p>
              </table:table-cell>
              <table:table-cell>
                <text:p>Pin code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gr12" draw:text-style-name="P1" draw:layer="layout" svg:width="6.5cm" svg:height="2cm" svg:x="7.5cm" svg:y="2.25cm">
          <draw:text-box>
            <text:p>Add camp</text:p>
          </draw:text-box>
        </draw:frame>
        <draw:custom-shape draw:style-name="gr13" draw:text-style-name="P2" draw:layer="layout" svg:width="9.25cm" svg:height="1.75cm" svg:x="6.25cm" svg:y="8.25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4cm" svg:height="1.673cm" svg:x="1.25cm" svg:y="8.25cm">
          <draw:text-box>
            <text:p>Camp name:</text:p>
          </draw:text-box>
        </draw:frame>
        <draw:custom-shape draw:style-name="gr15" draw:text-style-name="P2" draw:layer="layout" svg:width="9cm" svg:height="2cm" svg:x="6.75cm" svg:y="10.25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4cm" svg:height="2cm" svg:x="2cm" svg:y="10.75cm">
          <draw:text-box>
            <text:p>Address:</text:p>
          </draw:text-box>
        </draw:frame>
        <draw:custom-shape draw:style-name="gr16" draw:text-style-name="P2" draw:layer="layout" svg:width="8.75cm" svg:height="1.75cm" svg:x="7cm" svg:y="1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25cm" svg:height="1.25cm" svg:x="1.5cm" svg:y="15.5cm">
          <draw:text-box>
            <text:p>Pin code:</text:p>
          </draw:text-box>
        </draw:frame>
        <draw:custom-shape draw:style-name="gr17" draw:text-style-name="P2" draw:layer="layout" svg:width="8.75cm" svg:height="2cm" svg:x="7cm" svg:y="18.75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4cm" svg:height="2cm" svg:x="1.75cm" svg:y="19cm">
          <draw:text-box>
            <text:p>State:</text:p>
          </draw:text-box>
        </draw:frame>
        <draw:custom-shape draw:style-name="gr18" draw:text-style-name="P2" draw:layer="layout" svg:width="8.25cm" svg:height="1.75cm" svg:x="7.25cm" svg:y="23.25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4.25cm" svg:height="2cm" svg:x="1.5cm" svg:y="23.25cm">
          <draw:text-box>
            <text:p>City:</text:p>
          </draw:text-box>
        </draw:frame>
        <draw:custom-shape draw:style-name="gr19" draw:text-style-name="P3" draw:layer="layout" svg:width="7.5cm" svg:height="1.75cm" svg:x="7.5cm" svg:y="26.5cm">
          <text:p text:style-name="P3">Add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3.75cm" svg:height="2.5cm" svg:x="4cm" svg:y="5.5cm">
          <text:p text:style-name="P3">Add Hospital <text:s/>Add camps view lists camps <text:s text:c="2"/>view list hospitals <text:s text:c="2"/>view donars <text:s/>check requests send notifications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standard" draw:layer="layout" svg:width="17.063cm" svg:height="25.367cm" svg:x="2.118cm" svg:y="2.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Camp name</text:p>
              </table:table-cell>
              <table:table-cell>
                <text:p>Address</text:p>
              </table:table-cell>
              <table:table-cell>
                <text:p>Pin code</text:p>
              </table:table-cell>
              <table:table-cell>
                <text:p>city</text:p>
              </table:table-cell>
              <table:table-cell>
                <text:p>state</text:p>
              </table:table-cell>
            </table:table-row>
            <table:table-row table:style-name="ro3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1T16:52:36.639000000</meta:creation-date>
    <dc:date>2022-03-02T10:09:08.983000000</dc:date>
    <meta:editing-duration>PT46M1S</meta:editing-duration>
    <meta:editing-cycles>4</meta:editing-cycles>
    <meta:generator>LibreOffice/7.3.0.3$Windows_X86_64 LibreOffice_project/0f246aa12d0eee4a0f7adcefbf7c878fc2238db3</meta:generator>
    <meta:document-statistic meta:object-count="29"/>
  </office:meta>
</office:document-meta>
</file>